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family-generic="roman"/>
    <style:font-face style:name="CMU Serif2" svg:font-family="'CMU Serif'" style:font-adornments="Roman" style:font-family-generic="roman"/>
    <style:font-face style:name="CMU Serif" svg:font-family="'CMU Serif'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226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dash" draw:stroke-dash="Fine_20_Dashed"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226cm" fo:min-width="0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textarea-horizontal-align="justify" draw:textarea-vertical-align="middle" draw:auto-grow-height="false" fo:min-height="0.226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style:font-name="CMU Serif"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CMU Serif2" fo:font-size="7pt" fo:font-style="normal" style:font-name-asian="CMU Serif2" style:font-size-asian="7pt" style:font-style-asian="normal" style:font-name-complex="CMU Serif2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0.7cm" svg:height="0.7cm" svg:x="2.994cm" svg:y="1.898cm">
          <text:p text:style-name="P1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0.7cm" svg:height="0.7cm" svg:x="0.026cm" svg:y="1.898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3.344cm" svg:y1="1.898cm" svg:x2="3.369cm" svg:y2="1.297cm" draw:start-shape="id1" draw:start-glue-point="4" draw:end-shape="id2" draw:end-glue-point="6" svg:d="M3344 1898l25-601" svg:viewBox="0 0 26 602">
          <text:p/>
        </draw:connector>
        <draw:custom-shape draw:style-name="gr1" draw:text-style-name="P2" xml:id="id3" draw:id="id3" draw:layer="layout" svg:width="0.7cm" svg:height="0.7cm" svg:x="1.995cm" svg:y="1.899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0.7cm" svg:height="0.7cm" svg:x="0.999cm" svg:y="1.898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.345cm" svg:y1="1.899cm" svg:x2="2.345cm" svg:y2="1.297cm" draw:start-shape="id3" draw:start-glue-point="4" draw:end-shape="id4" draw:end-glue-point="6" svg:d="M2345 1899v-602" svg:viewBox="0 0 1 603">
          <text:p/>
        </draw:connector>
        <draw:connector draw:style-name="gr2" draw:text-style-name="P1" draw:layer="layout" draw:type="line" svg:x1="1.349cm" svg:y1="1.898cm" svg:x2="1.368cm" svg:y2="1.297cm" draw:start-shape="id5" draw:end-shape="id6" draw:end-glue-point="6" svg:d="M1349 1898l19-601" svg:viewBox="0 0 20 602">
          <text:p/>
        </draw:connector>
        <draw:connector draw:style-name="gr2" draw:text-style-name="P1" draw:layer="layout" draw:type="line" svg:x1="0.376cm" svg:y1="1.898cm" svg:x2="0.369cm" svg:y2="1.297cm" draw:start-shape="id7" draw:start-glue-point="4" svg:d="M376 1898l-7-601" svg:viewBox="0 0 8 602">
          <text:p/>
        </draw:connector>
        <draw:connector draw:style-name="gr3" draw:text-style-name="P1" draw:layer="layout" draw:type="curve" svg:x1="3.344cm" svg:y1="2.598cm" svg:x2="1.349cm" svg:y2="2.598cm" draw:start-shape="id1" draw:start-glue-point="8" draw:end-shape="id5" draw:end-glue-point="8" svg:d="M3344 2598c0 768-1995 768-1995 0" svg:viewBox="0 0 1996 577">
          <text:p/>
        </draw:connector>
        <draw:g>
          <draw:custom-shape draw:style-name="gr4" draw:text-style-name="P2" xml:id="id2" draw:id="id2" draw:layer="layout" svg:width="0.7cm" svg:height="0.7cm" draw:transform="rotate (1.5707963267949) translate (3.019cm 1.29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0.7cm" svg:height="0.7cm" svg:x="2.994cm" svg:y="0.596cm">
            <text:p text:style-name="P1"><text:span text:style-name="T3">¬</text:span><text:span text:style-name="T1">x</text:span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2" xml:id="id4" draw:id="id4" draw:layer="layout" svg:width="0.7cm" svg:height="0.7cm" draw:transform="rotate (1.5707963267949) translate (1.995cm 1.29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0.7cm" svg:height="0.7cm" svg:x="1.999cm" svg:y="0.597cm">
            <text:p text:style-name="P1"><text:span text:style-name="T3">¬</text:span><text:span text:style-name="T1">x</text:span><text:span text:style-name="T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2" xml:id="id6" draw:id="id6" draw:layer="layout" svg:width="0.7cm" svg:height="0.7cm" draw:transform="rotate (1.5707963267949) translate (1.018cm 1.29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0.7cm" svg:height="0.7cm" svg:x="0.999cm" svg:y="0.608cm">
            <text:p text:style-name="P1"><text:span text:style-name="T3">¬</text:span><text:span text:style-name="T1">x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3" draw:text-style-name="P1" draw:layer="layout" draw:type="line" svg:x1="1.995cm" svg:y1="2.249cm" svg:x2="1.699cm" svg:y2="2.248cm" draw:start-shape="id3" draw:start-glue-point="6" draw:end-shape="id5" draw:end-glue-point="10" svg:d="M1995 2249l-296-1" svg:viewBox="0 0 297 2">
          <text:p/>
        </draw:connector>
        <draw:connector draw:style-name="gr3" draw:text-style-name="P1" draw:layer="layout" draw:type="line" svg:x1="2.994cm" svg:y1="2.248cm" svg:x2="2.695cm" svg:y2="2.249cm" draw:start-shape="id1" draw:end-shape="id3" draw:end-glue-point="10" svg:d="M2994 2248l-299 1" svg:viewBox="0 0 300 2">
          <text:p/>
        </draw:connector>
        <draw:connector draw:style-name="gr2" draw:text-style-name="P1" draw:layer="layout" draw:type="line" svg:x1="1.018cm" svg:y1="0.947cm" svg:x2="0.719cm" svg:y2="0.947cm" draw:start-shape="id6" draw:start-glue-point="4" svg:d="M1018 947h-299" svg:viewBox="0 0 300 1">
          <text:p/>
        </draw:connector>
        <draw:connector draw:style-name="gr2" draw:text-style-name="P1" draw:layer="layout" draw:type="line" svg:x1="1.995cm" svg:y1="0.947cm" svg:x2="1.718cm" svg:y2="0.947cm" draw:start-shape="id4" draw:start-glue-point="4" draw:end-shape="id6" draw:end-glue-point="8" svg:d="M1995 947h-277" svg:viewBox="0 0 278 1">
          <text:p/>
        </draw:connector>
        <draw:connector draw:style-name="gr2" draw:text-style-name="P1" draw:layer="layout" draw:type="curve" svg:x1="2.345cm" svg:y1="0.597cm" svg:x2="0.37cm" svg:y2="0.597cm" draw:start-shape="id4" draw:start-glue-point="10" draw:end-shape="id8" draw:end-glue-point="10" svg:d="M2345 597c0-766-1975-766-1975 0" svg:viewBox="0 0 1976 575">
          <text:p/>
        </draw:connector>
        <draw:g>
          <draw:custom-shape draw:style-name="gr4" draw:text-style-name="P2" xml:id="id8" draw:id="id8" draw:layer="layout" svg:width="0.7cm" svg:height="0.7cm" draw:transform="rotate (1.5707963267949) translate (0.02cm 1.29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2" draw:layer="layout" svg:width="0.7cm" svg:height="0.7cm" svg:x="-0.016cm" svg:y="0.607cm">
            <text:p text:style-name="P1"><text:span text:style-name="T3">¬</text:span><text:span text:style-name="T1">x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1" svg:font-family="'CMU Serif'" style:font-family-generic="roman"/>
    <style:font-face style:name="CMU Serif2" svg:font-family="'CMU Serif'" style:font-adornments="Roman" style:font-family-generic="roman"/>
    <style:font-face style:name="CMU Serif" svg:font-family="'CMU Serif'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75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1T12:48:08</meta:creation-date>
    <dc:date>2014-11-24T17:19:20.362098774</dc:date>
    <meta:editing-duration>PT35M59S</meta:editing-duration>
    <meta:editing-cycles>5</meta:editing-cycles>
    <meta:generator>LibreOffice/4.3.4.1$Linux_X86_64 LibreOffice_project/bc356b2f991740509f321d70e4512a6a54c5f243</meta:generator>
    <meta:document-statistic meta:object-count="26"/>
  </office:meta>
</office:document-meta>
</file>